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be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cil Member</text:p>
          </table:table-cell>
          <table:table-cell office:value-type="string" calcext:value-type="string">
            <text:p>Distric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ke Diekh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ke Diekh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eve Vol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usan Sandberg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sabel Piedmont-Smi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rad Wisl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sabel Piedmont-Smi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mbership-Counts" table:style-name="ta1">
        <table:shapes>
          <draw:frame draw:z-index="0" draw:style-name="gr1" draw:text-style-name="P1" svg:width="6.2996in" svg:height="3.5413in" svg:x="4.6205in" svg:y="0.3059in">
            <draw:object draw:notify-on-update-of-ranges="'Membership-Counts'.A2:'Membership-Counts'.A2 'Membership-Counts'.A3:'Membership-Counts'.A8 'Membership-Counts'.D2:'Membership-Counts'.D2 'Membership-Counts'.D3:'Membership-Counts'.D8 'Membership-Counts'.E2:'Membership-Counts'.E2 'Membership-Counts'.E3:'Membership-Counts'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row table:style-name="ro2">
          <table:table-cell office:value-type="string" calcext:value-type="string">
            <text:p>District Attendance on Sidewalk Commitee</text:p>
            <text:p>vs Number of Projects Funded since 2004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Years on</text:p>
            <text:p>Committee</text:p>
          </table:table-cell>
          <table:table-cell table:style-name="ce1" office:value-type="string" calcext:value-type="string">
            <text:p>Projects</text:p>
            <text:p>Funded</text:p>
          </table:table-cell>
          <table:table-cell table:style-name="ce1" office:value-type="string" calcext:value-type="string">
            <text:p>Percent</text:p>
            <text:p>Attendance</text:p>
          </table:table-cell>
          <table:table-cell table:style-name="ce1" office:value-type="string" calcext:value-type="string">
            <text:p>Percent</text:p>
            <text:p>Projects</text:p>
          </table:table-cell>
        </table:table-row>
        <table:table-row table:style-name="ro1">
          <table:table-cell office:value-type="string" calcext:value-type="string">
            <text:p>District 1</text:p>
          </table:table-cell>
          <table:table-cell table:formula="of:=COUNTIF([$Members.C1:$Members.C100];1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3]/17" office:value-type="percentage" office:value="1" calcext:value-type="percentage">
            <text:p>100%</text:p>
          </table:table-cell>
          <table:table-cell table:formula="of:=[.C3]/[.C10]" office:value-type="percentage" office:value="0.183673469387755" calcext:value-type="percentage">
            <text:p>18.37%</text:p>
          </table:table-cell>
        </table:table-row>
        <table:table-row table:style-name="ro1">
          <table:table-cell office:value-type="string" calcext:value-type="string">
            <text:p>District 4</text:p>
          </table:table-cell>
          <table:table-cell table:formula="of:=COUNTIF([$Members.C1:$Members.C100];4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B4]/17" office:value-type="percentage" office:value="1" calcext:value-type="percentage">
            <text:p>100%</text:p>
          </table:table-cell>
          <table:table-cell table:formula="of:=[.C4]/[.C10]" office:value-type="percentage" office:value="0.489795918367347" calcext:value-type="percentage">
            <text:p>48.98%</text:p>
          </table:table-cell>
        </table:table-row>
        <table:table-row table:style-name="ro1">
          <table:table-cell office:value-type="string" calcext:value-type="string">
            <text:p>District 2</text:p>
          </table:table-cell>
          <table:table-cell table:formula="of:=COUNTIF([$Members.C1:$Members.C100];2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5]/17" office:value-type="percentage" office:value="0.529411764705882" calcext:value-type="percentage">
            <text:p>53%</text:p>
          </table:table-cell>
          <table:table-cell table:formula="of:=[.C5]/[.C10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District 3</text:p>
          </table:table-cell>
          <table:table-cell table:formula="of:=COUNTIF([$Members.C1:$Members.C100];3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]/17" office:value-type="percentage" office:value="0.470588235294118" calcext:value-type="percentage">
            <text:p>47%</text:p>
          </table:table-cell>
          <table:table-cell table:formula="of:=[.C6]/[.C10]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District 5</text:p>
          </table:table-cell>
          <table:table-cell table:formula="of:=COUNTIF([$Members.C1:$Members.C100];5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7]/17" office:value-type="percentage" office:value="0.117647058823529" calcext:value-type="percentage">
            <text:p>12%</text:p>
          </table:table-cell>
          <table:table-cell table:formula="of:=[.C7]/[.C10]" office:value-type="percentage" office:value="0.122448979591837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District 6</text:p>
          </table:table-cell>
          <table:table-cell table:formula="of:=COUNTIF([$Members.C1:.C100];6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/17" office:value-type="percentage" office:value="0.0588235294117647" calcext:value-type="percentage">
            <text:p>6%</text:p>
          </table:table-cell>
          <table:table-cell table:formula="of:=[.C8]/[.C10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At-Large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otal Years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C3:.C8])"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* Dave Rollo has been on</text:p>
            <text:p> For 17 years for District 1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* Chris Sturbaum from District 4 </text:p>
            <text:p>Was on for 16 years, till 2019.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Membership-Counts'.A17:'Membership-Counts'.B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09:47:04.300313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3:47:19.541157046</meta:creation-date>
    <dc:date>2020-09-12T11:06:13.142576303</dc:date>
    <meta:editing-duration>PT41M38S</meta:editing-duration>
    <meta:editing-cycles>4</meta:editing-cycles>
    <meta:generator>LibreOffice/7.0.1.2$Linux_X86_64 LibreOffice_project/00$Build-2</meta:generator>
    <meta:document-statistic meta:table-count="2" meta:cell-count="2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bar" chart:style-name="ch1">
        <chart:title svg:x="3.698cm" svg:y="0.314cm" chart:style-name="ch2">
          <text:p>District Attendance on Sidewalk Commitee
vs Number of Projects Funded since 2004</text:p>
        </chart:title>
        <chart:legend chart:legend-position="end" svg:x="13.501cm" svg:y="3.553cm" style:legend-expansion="high" chart:style-name="ch3"/>
        <chart:plot-area chart:style-name="ch4" table:cell-range-address="'Membership-Counts'.A2:'Membership-Counts'.A8 'Membership-Counts'.D2:'Membership-Counts'.E8" chart:data-source-has-labels="both" svg:x="0.32cm" svg:y="1.776cm" svg:width="12.861cm" svg:height="7.041cm">
          <chart:coordinate-region svg:x="1.444cm" svg:y="1.976cm" svg:width="11.737cm" svg:height="6.194cm"/>
          <chart:axis chart:dimension="x" chart:name="primary-x" chart:style-name="ch5" chartooo:axis-type="auto">
            <chartooo:date-scale/>
            <chart:categories table:cell-range-address="'Membership-Counts'.A3:'Membership-Counts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mbership-Counts'.D3:'Membership-Counts'.D8" chart:label-cell-address="'Membership-Counts'.D2:'Membership-Counts'.D2" chart:class="chart:bar">
            <chart:data-point chart:repeated="6"/>
          </chart:series>
          <chart:series chart:style-name="ch9" chart:values-cell-range-address="'Membership-Counts'.E3:'Membership-Counts'.E8" chart:label-cell-address="'Membership-Counts'.E2:'Membership-Counts'.E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
Attendance</text:p>
                <draw:g>
                  <svg:desc>'Membership-Counts'.D2:'Membership-Counts'.D2</svg:desc>
                </draw:g>
              </table:table-cell>
              <table:table-cell office:value-type="string">
                <text:p>Percent
Projects</text:p>
                <draw:g>
                  <svg:desc>'Membership-Counts'.E2:'Membership-Count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rict 1</text:p>
                <draw:g>
                  <svg:desc>'Membership-Counts'.A3:'Membership-Counts'.A8</svg:desc>
                </draw:g>
              </table:table-cell>
              <table:table-cell office:value-type="float" office:value="1">
                <text:p>1</text:p>
                <draw:g>
                  <svg:desc>'Membership-Counts'.D3:'Membership-Counts'.D8</svg:desc>
                </draw:g>
              </table:table-cell>
              <table:table-cell office:value-type="float" office:value="0.183673469387755">
                <text:p>0.183673469387755</text:p>
                <draw:g>
                  <svg:desc>'Membership-Counts'.E3:'Membership-Counts'.E8</svg:desc>
                </draw:g>
              </table:table-cell>
            </table:table-row>
            <table:table-row>
              <table:table-cell office:value-type="string">
                <text:p>District 4</text:p>
              </table:table-cell>
              <table:table-cell office:value-type="float" office:value="1">
                <text:p>1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District 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string">
                <text:p>District 3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District 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District 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204081632653061">
                <text:p>0.0204081632653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